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er Roman" svg:font-family="'Times Newer Roman'" style:font-pitch="variable"/>
    <style:font-face style:name="Unifont" svg:font-family="Uni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1" style:family="table-row">
      <style:table-row-properties style:min-row-height="5.16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P1" style:family="paragraph" style:parent-style-name="Standard">
      <style:text-properties style:font-name="Times Newer Roman" fo:font-size="14pt" style:font-size-asian="12.25pt" style:font-size-complex="14pt"/>
    </style:style>
    <style:style style:name="P2" style:family="paragraph" style:parent-style-name="Table_20_Contents">
      <style:text-properties style:font-name="Times Newer Roman" fo:font-size="14pt" style:font-size-asian="12.25pt" style:font-size-complex="14pt"/>
    </style:style>
    <style:style style:name="P3" style:family="paragraph" style:parent-style-name="Table_20_Contents">
      <style:text-properties style:font-name="Times Newer Roman" fo:font-size="14pt" officeooo:rsid="00128950" officeooo:paragraph-rsid="00128950" style:font-size-asian="12.25pt" style:font-size-complex="14pt"/>
    </style:style>
    <style:style style:name="P4" style:family="paragraph" style:parent-style-name="Table_20_Contents">
      <style:text-properties style:font-name="Times Newer Roman" fo:font-size="14pt" fo:font-weight="bold" style:font-size-asian="12.25pt" style:font-weight-asian="bold" style:font-size-complex="14pt" style:font-weight-complex="bold"/>
    </style:style>
    <style:style style:name="P5" style:family="paragraph" style:parent-style-name="Table_20_Contents">
      <style:text-properties style:font-name="Times Newer Roman" fo:font-size="14pt" fo:font-style="italic" style:font-size-asian="12.25pt" style:font-style-asian="italic" style:font-size-complex="14pt" style:font-style-complex="italic"/>
    </style:style>
    <style:style style:name="P6" style:family="paragraph" style:parent-style-name="Table_20_Contents">
      <style:text-properties style:font-name="Times Newer Roman" fo:font-size="14pt" fo:font-style="italic" officeooo:paragraph-rsid="0023e609" style:font-size-asian="12.25pt" style:font-style-asian="italic" style:font-size-complex="14pt" style:font-style-complex="italic"/>
    </style:style>
    <style:style style:name="P7" style:family="paragraph" style:parent-style-name="Table_20_Contents">
      <style:text-properties style:font-name="Times Newer Roman" fo:font-size="14pt" fo:font-weight="normal" officeooo:rsid="0010f7c2" officeooo:paragraph-rsid="0010f7c2" style:font-size-asian="12.25pt" style:font-weight-asian="normal" style:font-size-complex="14pt" style:font-weight-complex="normal"/>
    </style:style>
    <style:style style:name="P8" style:family="paragraph" style:parent-style-name="Table_20_Contents">
      <style:text-properties style:font-name="Times Newer Roman" fo:font-size="14pt" fo:font-weight="normal" officeooo:rsid="00128950" officeooo:paragraph-rsid="00128950" style:font-size-asian="12.25pt" style:font-weight-asian="normal" style:font-size-complex="14pt" style:font-weight-complex="normal"/>
    </style:style>
    <style:style style:name="P9" style:family="paragraph" style:parent-style-name="Table_20_Contents">
      <style:text-properties style:font-name="Times Newer Roman" fo:font-size="14pt" fo:font-weight="normal" officeooo:rsid="00144005" officeooo:paragraph-rsid="00144005" style:font-size-asian="12.25pt" style:font-weight-asian="normal" style:font-size-complex="14pt" style:font-weight-complex="normal"/>
    </style:style>
    <style:style style:name="P10" style:family="paragraph" style:parent-style-name="Table_20_Contents">
      <style:text-properties style:font-name="Times Newer Roman" fo:font-size="14pt" fo:font-weight="normal" officeooo:rsid="001444c6" officeooo:paragraph-rsid="001444c6" style:font-size-asian="12.25pt" style:font-weight-asian="normal" style:font-size-complex="14pt" style:font-weight-complex="normal"/>
    </style:style>
    <style:style style:name="P11" style:family="paragraph" style:parent-style-name="Table_20_Contents">
      <style:text-properties style:font-name="Times Newer Roman" fo:font-size="14pt" fo:font-weight="normal" officeooo:rsid="00156347" officeooo:paragraph-rsid="00156347" style:font-size-asian="12.25pt" style:font-weight-asian="normal" style:font-size-complex="14pt" style:font-weight-complex="normal"/>
    </style:style>
    <style:style style:name="P12" style:family="paragraph" style:parent-style-name="Table_20_Contents">
      <style:text-properties style:font-name="Times Newer Roman" fo:font-size="14pt" fo:font-style="normal" officeooo:rsid="0023e609" officeooo:paragraph-rsid="0023e609" style:font-size-asian="12.25pt" style:font-style-asian="normal" style:font-size-complex="14pt" style:font-style-complex="normal"/>
    </style:style>
    <style:style style:name="P13" style:family="paragraph" style:parent-style-name="Table_20_Contents">
      <style:text-properties style:font-name="Times Newer Roman" fo:font-size="14pt" fo:font-style="normal" officeooo:rsid="00253199" officeooo:paragraph-rsid="00253199" style:font-size-asian="12.25pt" style:font-style-asian="normal" style:font-size-complex="14pt" style:font-style-complex="normal"/>
    </style:style>
    <style:style style:name="P14" style:family="paragraph" style:parent-style-name="Table_20_Contents">
      <style:text-properties style:font-name="Times Newer Roman" fo:font-size="16pt" style:font-size-asian="12.25pt" style:font-size-complex="14pt"/>
    </style:style>
    <style:style style:name="P15" style:family="paragraph" style:parent-style-name="Table_20_Contents">
      <style:text-properties style:font-name="Times Newer Roman" fo:font-size="16pt" fo:font-weight="bold" officeooo:rsid="0010f7c2" officeooo:paragraph-rsid="0010f7c2" style:font-size-asian="12.25pt" style:font-weight-asian="bold" style:font-size-complex="14pt" style:font-weight-complex="bold"/>
    </style:style>
    <style:style style:name="P16" style:family="paragraph" style:parent-style-name="Table_20_Contents">
      <style:text-properties style:font-name="Times Newer Roman" fo:font-size="16pt" fo:font-weight="bold" style:font-size-asian="12.25pt" style:font-weight-asian="bold" style:font-size-complex="14pt" style:font-weight-complex="bold"/>
    </style:style>
    <style:style style:name="P17" style:family="paragraph" style:parent-style-name="Table_20_Contents">
      <style:text-properties officeooo:paragraph-rsid="00156347"/>
    </style:style>
    <style:style style:name="P18" style:family="paragraph" style:parent-style-name="Table_20_Contents">
      <style:text-properties officeooo:rsid="0016001a" officeooo:paragraph-rsid="0016001a"/>
    </style:style>
    <style:style style:name="P19" style:family="paragraph" style:parent-style-name="Table_20_Contents">
      <style:paragraph-properties style:writing-mode="lr-tb"/>
      <style:text-properties officeooo:rsid="0017f1dc" officeooo:paragraph-rsid="0017f1dc"/>
    </style:style>
    <style:style style:name="P20" style:family="paragraph" style:parent-style-name="Table_20_Contents">
      <style:paragraph-properties style:writing-mode="lr-tb"/>
      <style:text-properties officeooo:rsid="002139e3" officeooo:paragraph-rsid="002139e3"/>
    </style:style>
    <style:style style:name="P21" style:family="paragraph" style:parent-style-name="Table_20_Contents">
      <style:paragraph-properties style:writing-mode="lr-tb"/>
      <style:text-properties officeooo:rsid="0021f6ab" officeooo:paragraph-rsid="0021f6ab"/>
    </style:style>
    <style:style style:name="P22" style:family="paragraph" style:parent-style-name="Table_20_Contents">
      <style:paragraph-properties style:writing-mode="lr-tb"/>
      <style:text-properties officeooo:paragraph-rsid="0021f6ab"/>
    </style:style>
    <style:style style:name="P23" style:family="paragraph" style:parent-style-name="Table_20_Contents">
      <style:paragraph-properties style:writing-mode="lr-tb"/>
      <style:text-properties officeooo:rsid="00239269" officeooo:paragraph-rsid="00239269"/>
    </style:style>
    <style:style style:name="P24" style:family="paragraph" style:parent-style-name="Table_20_Contents">
      <style:paragraph-properties style:writing-mode="lr-tb"/>
      <style:text-properties officeooo:rsid="00253199" officeooo:paragraph-rsid="00253199"/>
    </style:style>
    <style:style style:name="P25" style:family="paragraph" style:parent-style-name="Table_20_Contents">
      <style:paragraph-properties style:writing-mode="lr-tb"/>
      <style:text-properties officeooo:rsid="002615cb" officeooo:paragraph-rsid="002615cb"/>
    </style:style>
    <style:style style:name="P26" style:family="paragraph" style:parent-style-name="Table_20_Contents">
      <style:paragraph-properties style:writing-mode="lr-tb"/>
      <style:text-properties officeooo:rsid="00272905" officeooo:paragraph-rsid="00272905"/>
    </style:style>
    <style:style style:name="P27" style:family="paragraph" style:parent-style-name="Table_20_Contents">
      <style:text-properties style:font-name="Times Newer Roman" fo:font-size="14pt" fo:font-style="italic" style:font-size-asian="12.25pt" style:font-style-asian="italic" style:font-size-complex="14pt" style:font-style-complex="italic"/>
    </style:style>
    <style:style style:name="P28" style:family="paragraph" style:parent-style-name="Table_20_Contents">
      <style:paragraph-properties style:writing-mode="lr-tb"/>
      <style:text-properties style:font-name="Times Newer Roman" fo:font-size="14pt" fo:language="ru" fo:country="RU" fo:font-weight="normal" officeooo:rsid="002139e3" officeooo:paragraph-rsid="002139e3" style:font-size-asian="12.25pt" style:font-weight-asian="normal" style:font-size-complex="14pt" style:font-weight-complex="normal"/>
    </style:style>
    <style:style style:name="P29" style:family="paragraph" style:parent-style-name="Table_20_Contents">
      <style:paragraph-properties style:writing-mode="lr-tb"/>
      <style:text-properties style:font-name="Times Newer Roman" fo:font-size="14pt" fo:language="ru" fo:country="RU" fo:font-weight="normal" officeooo:rsid="0021f6ab" officeooo:paragraph-rsid="0021f6ab" style:font-size-asian="12.25pt" style:font-weight-asian="normal" style:font-size-complex="14pt" style:font-weight-complex="normal"/>
    </style:style>
    <style:style style:name="P30" style:family="paragraph" style:parent-style-name="Table_20_Contents">
      <style:paragraph-properties style:writing-mode="lr-tb"/>
      <style:text-properties style:font-name="Times Newer Roman" fo:font-size="14pt" fo:language="ru" fo:country="RU" fo:font-weight="normal" officeooo:rsid="00239269" officeooo:paragraph-rsid="00239269" style:font-size-asian="12.25pt" style:font-weight-asian="normal" style:font-size-complex="14pt" style:font-weight-complex="normal"/>
    </style:style>
    <style:style style:name="P31" style:family="paragraph" style:parent-style-name="Table_20_Contents">
      <style:paragraph-properties style:writing-mode="lr-tb"/>
      <style:text-properties style:font-name="Times Newer Roman" fo:font-size="14pt" fo:language="ru" fo:country="RU" fo:font-weight="normal" officeooo:rsid="00253199" officeooo:paragraph-rsid="00253199" style:font-size-asian="12.25pt" style:font-weight-asian="normal" style:font-size-complex="14pt" style:font-weight-complex="normal"/>
    </style:style>
    <style:style style:name="P32" style:family="paragraph" style:parent-style-name="Table_20_Contents">
      <style:paragraph-properties style:writing-mode="lr-tb"/>
      <style:text-properties style:font-name="Times Newer Roman" fo:font-size="14pt" fo:language="ru" fo:country="RU" fo:font-weight="normal" officeooo:rsid="002615cb" officeooo:paragraph-rsid="002615cb" style:font-size-asian="12.25pt" style:font-weight-asian="normal" style:font-size-complex="14pt" style:font-weight-complex="normal"/>
    </style:style>
    <style:style style:name="P33" style:family="paragraph" style:parent-style-name="Table_20_Contents">
      <style:paragraph-properties style:writing-mode="lr-tb"/>
      <style:text-properties style:font-name="Times Newer Roman" fo:font-size="14pt" fo:language="ru" fo:country="RU" fo:font-weight="normal" officeooo:rsid="00272905" officeooo:paragraph-rsid="00272905" style:font-size-asian="12.25pt" style:font-weight-asian="normal" style:font-size-complex="14pt" style:font-weight-complex="normal"/>
    </style:style>
    <style:style style:name="P34" style:family="paragraph" style:parent-style-name="Table_20_Contents">
      <style:paragraph-properties style:writing-mode="lr-tb"/>
      <style:text-properties style:font-name="Times Newer Roman" fo:font-size="14pt" fo:language="ru" fo:country="RU" fo:font-weight="bold" officeooo:rsid="002139e3" officeooo:paragraph-rsid="002139e3" style:font-size-asian="12.25pt" style:font-weight-asian="bold" style:font-size-complex="14pt" style:font-weight-complex="bold"/>
    </style:style>
    <style:style style:name="P35" style:family="paragraph" style:parent-style-name="Table_20_Contents">
      <style:text-properties style:font-name="Times Newer Roman" fo:font-size="14pt" fo:language="ru" fo:country="RU" fo:font-style="italic" fo:font-weight="normal" officeooo:rsid="0023e609" officeooo:paragraph-rsid="0023e609" style:font-size-asian="12.25pt" style:font-style-asian="italic" style:font-weight-asian="normal" style:font-size-complex="14pt" style:font-style-complex="italic" style:font-weight-complex="normal"/>
    </style:style>
    <style:style style:name="P36" style:family="paragraph" style:parent-style-name="Table_20_Contents">
      <style:text-properties style:font-name="Times Newer Roman" fo:font-size="14pt" fo:language="ru" fo:country="RU" fo:font-style="normal" fo:font-weight="normal" officeooo:rsid="0023e609" officeooo:paragraph-rsid="0023e609" style:font-size-asian="12.25pt" style:font-style-asian="normal" style:font-weight-asian="normal" style:font-size-complex="14pt" style:font-style-complex="normal" style:font-weight-complex="normal"/>
    </style:style>
    <style:style style:name="P37" style:family="paragraph" style:parent-style-name="Table_20_Contents">
      <style:text-properties style:font-name="Times Newer Roman" fo:font-size="14pt" fo:language="ru" fo:country="RU" fo:font-style="normal" fo:font-weight="normal" officeooo:rsid="00253199" officeooo:paragraph-rsid="00253199" style:font-size-asian="12.25pt" style:font-style-asian="normal" style:font-weight-asian="normal" style:font-size-complex="14pt" style:font-style-complex="normal" style:font-weight-complex="normal"/>
    </style:style>
    <style:style style:name="P38" style:family="paragraph" style:parent-style-name="Table_20_Contents">
      <style:text-properties style:font-name="Times Newer Roman" fo:font-size="16pt" style:font-size-asian="12.25pt" style:font-size-complex="14pt"/>
    </style:style>
    <style:style style:name="T1" style:family="text">
      <style:text-properties fo:font-weight="bold" style:font-weight-asian="bold" style:font-weight-complex="bold"/>
    </style:style>
    <style:style style:name="T2" style:family="text">
      <style:text-properties officeooo:rsid="00128950"/>
    </style:style>
    <style:style style:name="T3" style:family="text">
      <style:text-properties officeooo:rsid="00144005"/>
    </style:style>
    <style:style style:name="T4" style:family="text">
      <style:text-properties officeooo:rsid="001444c6"/>
    </style:style>
    <style:style style:name="T5" style:family="text">
      <style:text-properties officeooo:rsid="00156347"/>
    </style:style>
    <style:style style:name="T6" style:family="text">
      <style:text-properties style:font-name="Times Newer Roman" fo:font-size="14pt" fo:font-weight="normal" officeooo:rsid="00156347" style:font-size-asian="12.25pt" style:font-weight-asian="normal" style:font-size-complex="14pt" style:font-weight-complex="normal"/>
    </style:style>
    <style:style style:name="T7" style:family="text">
      <style:text-properties style:font-name="Times Newer Roman" fo:font-size="14pt" fo:language="ru" fo:country="RU" style:font-size-asian="14pt" style:font-size-complex="14pt"/>
    </style:style>
    <style:style style:name="T8" style:family="text">
      <style:text-properties style:font-name="Times Newer Roman" fo:font-size="14pt" fo:language="ru" fo:country="RU" officeooo:rsid="00156347" style:font-size-asian="14pt" style:font-size-complex="14pt"/>
    </style:style>
    <style:style style:name="T9" style:family="text">
      <style:text-properties style:font-name="Times Newer Roman" fo:font-size="14pt" fo:language="ru" fo:country="RU" style:font-size-asian="12.25pt" style:font-size-complex="14pt"/>
    </style:style>
    <style:style style:name="T10" style:family="text">
      <style:text-properties style:font-name="Times Newer Roman" fo:font-size="14pt" fo:language="ru" fo:country="RU" fo:font-weight="normal" style:font-size-asian="12.25pt" style:font-weight-asian="normal" style:font-size-complex="14pt" style:font-weight-complex="normal"/>
    </style:style>
    <style:style style:name="T11" style:family="text">
      <style:text-properties style:font-name="Times Newer Roman" fo:font-size="14pt" fo:language="ru" fo:country="RU" fo:font-weight="normal" officeooo:rsid="0019e768" style:font-size-asian="12.25pt" style:font-weight-asian="normal" style:font-size-complex="14pt" style:font-weight-complex="normal"/>
    </style:style>
    <style:style style:name="T12" style:family="text">
      <style:text-properties style:font-name="Times Newer Roman" fo:font-size="14pt" fo:language="ru" fo:country="RU" fo:font-weight="normal" officeooo:rsid="002139e3" style:font-size-asian="12.25pt" style:font-weight-asian="normal" style:font-size-complex="14pt" style:font-weight-complex="normal"/>
    </style:style>
    <style:style style:name="T13" style:family="text">
      <style:text-properties style:font-name="Times Newer Roman" fo:font-size="14pt" fo:language="ru" fo:country="RU" fo:font-weight="normal" officeooo:rsid="0021f6ab" style:font-size-asian="12.25pt" style:font-weight-asian="normal" style:font-size-complex="14pt" style:font-weight-complex="normal"/>
    </style:style>
    <style:style style:name="T14" style:family="text">
      <style:text-properties style:font-name="Times Newer Roman" fo:font-size="14pt" fo:language="ru" fo:country="RU" fo:font-weight="normal" officeooo:rsid="00239269" style:font-size-asian="12.25pt" style:font-weight-asian="normal" style:font-size-complex="14pt" style:font-weight-complex="normal"/>
    </style:style>
    <style:style style:name="T15" style:family="text">
      <style:text-properties style:font-name="Times Newer Roman" fo:font-size="14pt" fo:language="ru" fo:country="RU" fo:font-weight="normal" officeooo:rsid="0023e609" style:font-size-asian="12.25pt" style:font-weight-asian="normal" style:font-size-complex="14pt" style:font-weight-complex="normal"/>
    </style:style>
    <style:style style:name="T16" style:family="text">
      <style:text-properties style:font-name="Times Newer Roman" fo:font-size="14pt" fo:language="ru" fo:country="RU" fo:font-weight="normal" officeooo:rsid="00272905" style:font-size-asian="12.25pt" style:font-weight-asian="normal" style:font-size-complex="14pt" style:font-weight-complex="normal"/>
    </style:style>
    <style:style style:name="T17" style:family="text">
      <style:text-properties style:font-name="Times Newer Roman" fo:font-size="14pt" fo:language="ru" fo:country="RU" fo:font-weight="bold" style:font-size-asian="12.25pt" style:font-weight-asian="bold" style:font-size-complex="14pt" style:font-weight-complex="bold"/>
    </style:style>
    <style:style style:name="T18" style:family="text">
      <style:text-properties fo:language="ru" fo:country="RU" fo:font-weight="normal" style:font-weight-asian="normal" style:font-weight-complex="normal"/>
    </style:style>
    <style:style style:name="T19" style:family="text">
      <style:text-properties fo:language="ru" fo:country="RU" fo:font-weight="normal" officeooo:rsid="00253199" style:font-weight-asian="normal" style:font-weight-complex="normal"/>
    </style:style>
    <style:style style:name="T20" style:family="text">
      <style:text-properties officeooo:rsid="0028b4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6">CrowdStrike outage explained: What caused it and what’s next.</text:p>
            <text:p text:style-name="P14"><text:span text:style-name="T1"/></text:p>
            <text:p text:style-name="P14"><text:span text:style-name="T1"><text:s/></text:span></text:p>
            <text:p text:style-name="P2">A CrowdStrike update caused a massive IT outage, crashing millions of Windows systems. Critical services and business operations were disrupted, revealing tech reliance risks.</text:p>
            <text:p text:style-name="P2"/>
            <text:p text:style-name="P2"/>
            <text:p text:style-name="P2">What might be considered the largest IT outage in history was triggered by a botched software update from security vendor CrowdStrike, affecting millions of Windows systems around the world. Insurers estimate the outage will cost U.S. Fortune 500 companies $5.4 billion.</text:p>
            <text:p text:style-name="P2"/>
            <text:p text:style-name="P3"/>
            <text:p text:style-name="P3"/>
            <text:p text:style-name="P2"/>
            <text:p text:style-name="P2">The outage occurred July 19, 2024, with millions of Windows systems failing and showing the infamous blue screen of death (BSOD).</text:p>
            <text:p text:style-name="P2"/>
            <text:p text:style-name="P2">CrowdStrike -- the company at the core of the outage -- is an endpoint security vendor whose primary technology is the Falcon platform, which helps protect systems against potential threats in a bid to minimize cybersecurity risks.</text:p>
            <text:p text:style-name="P2"/>
            <text:p text:style-name="P2"><text:soft-page-break/></text:p>
            <text:p text:style-name="P2">In many respects, the outage was a real manifestation of fears that computing users had at the end of the last century with the Y2K bug. With Y2K, the fear was that a bug in software systems would trigger widespread technology failures. While the CrowdStrike failure was not Y2K, it was a software issue that did, in fact, trigger massive disruption on a scale that has not been seen before.</text:p>
            <text:p text:style-name="P2"/>
            <text:p text:style-name="P2"/>
            <text:p text:style-name="P2"/>
            <text:p text:style-name="P2"/>
            <text:p text:style-name="P4">What caused the outage?</text:p>
            <text:p text:style-name="P2"/>
            <text:p text:style-name="P2">The CrowdStrike Falcon platform is widely used by organizations of all sizes across many industries. It is the pervasiveness of CrowdStrike's technology and its integration into so many mission-critical operations and industries that amplified the effect.</text:p>
            <text:p text:style-name="P2"/>
            <text:p text:style-name="P2">The outage was not a Microsoft Windows flaw directly, but rather a flaw in CrowdStrike Falcon that triggered the issue.</text:p>
            <text:p text:style-name="P2"/>
            <text:p text:style-name="P2">Falcon hooks into the Microsoft Windows OS as a Windows kernel process. The process has high privileges, giving Falcon the ability to monitor operations in real time across the OS. <text:soft-page-break/>There was a logic flaw in Falcon sensor version 7.11 and above, causing it to crash. Due to CrowdStrike Falcon's tight integration into the Microsoft Windows kernel, it resulted in a Windows system crash and BSOD.</text:p>
            <text:p text:style-name="P2"/>
            <text:p text:style-name="P2"/>
            <text:p text:style-name="P2"/>
            <text:p text:style-name="P2">The flaw in CrowdStrike Falcon was inside of a sensor configuration update. The sensor is regularly updated -- sometimes multiple times daily -- to provide users with mitigation and threat protection.</text:p>
            <text:p text:style-name="P2"/>
            <text:p text:style-name="P2">The flawed update was contained in a file that CrowdStrike refers to as "channel files," which specifically provide configuration updates for behavioral protections. Channel file 291 is an update that was supposed to help improve how Falcon evaluates named pipe execution on Microsoft Windows. Named pipes are a common type of communication mechanism for interprocess communications on Microsoft Windows.</text:p>
            <text:p text:style-name="P2"/>
            <text:p text:style-name="P2"/>
            <text:p text:style-name="P2"/>
            <text:p text:style-name="P2">With channel file 291, CrowdStrike inadvertently introduced a logic error, causing the Falcon sensor to crash and, subsequently, Windows systems in which it was integrated.</text:p>
            <text:p text:style-name="P2"><text:soft-page-break/></text:p>
            <text:p text:style-name="P2"/>
            <text:p text:style-name="P2">The flaw isn't in all versions of channel file 291. The problematic version is channel file 291 (C-00000291*.sys) with timestamp 2024-07-19 0409 UTC. Channel file 291 timestamped 2024-07-19 0527 UTC or later does not have the logic flaw. By that time, CrowdStrike had noticed its error and reverted the change. But, for many of its users, that reversion came too late as they had already updated, leading to BSOD and inoperable systems.</text:p>
            <text:p text:style-name="P2"/>
            <text:p text:style-name="P2"/>
            <text:p text:style-name="P2"/>
            <text:p text:style-name="P2">In terms of how the logic error was introduced into the Falcon sensor, the issue was a failure in the CrowdStrike development process. On July 24, 2024, the company issued a preliminary Post Incident Review (PIR). According to the PIR, there was a flaw in CrowdStrike's Content Validator component, used to check the integrity of rapid response content update. That flaw enabled the faulty version of channel file 291 to pass validation, even though it had an error.</text:p>
            <text:p text:style-name="P2"/>
            <text:p text:style-name="P2"/>
            <text:p text:style-name="P2"/>
            <text:p text:style-name="P2"/>
            <text:p text:style-name="P2"/>
            <text:p text:style-name="P2">On Aug. 6, CrowdStrike provided even <text:soft-page-break/>more details on how the flaw was introduced, with a 12-page root cause analysis report. The report explained that part of the root cause was a mismatch between the number of input fields in the IPC (Inter-Process Communication) Template Type used for the channel file 291 update and the actual inputs provided by the sensor code. The IPC Template Type defined 21 input fields, but the sensor code only provided 20. A runtime array bounds check was missing in the Content Interpreter, and the Content Validator contained a logic error. The conditions that led to those errors were both patched by CrowdStrike after July 19, 2024. Bounds checking came into the system on July 25, 2024, while a patch that validates the number of actual inputs went into production July 27, 2024.</text:p>
            <text:p text:style-name="P2"/>
            <text:p text:style-name="P2"/>
            <text:p text:style-name="P4">How CrowdStrike aims to prevent future incidents</text:p>
            <text:p text:style-name="P2"/>
            <text:p text:style-name="P2">On Sept. 23, 2024, CrowdStrike testified in a U.S. House of Representatives hearing held by the House Subcommittee on Cybersecurity and Infrastructure Protection.</text:p>
            <text:p text:style-name="P2"/>
            <text:p text:style-name="P2"/>
            <text:p text:style-name="P2">During the hearing, Adam Meyers, senior vice president of counter <text:soft-page-break/>adversary operations at CrowdStrike, apologized to Congress for the outage. Meyers clarified the outage was not due to a cyberattack, but rather a result of a rapid response content update aimed at addressing new threats.</text:p>
            <text:p text:style-name="P2"/>
            <text:p text:style-name="P2"/>
            <text:p text:style-name="P2">During his testimony, Meyers detailed how CrowdStrike has changed its content update procedures to prevent similar incidents in the future:</text:p>
            <text:p text:style-name="P2"/>
            <text:p text:style-name="P2"/>
            <text:p text:style-name="P2"><text:s text:c="4"/>Updates are now treated like code updates, with internal testing and phased implementation.</text:p>
            <text:p text:style-name="P2"><text:s text:c="4"/>A new "system of rings" approach for rolling out updates has been implemented.</text:p>
            <text:p text:style-name="P2"><text:s text:c="4"/>Customers can now choose their level of update adoption: early adopter, general availability or opt-out/delay.</text:p>
            <text:p text:style-name="P16"/>
            <text:p text:style-name="P2"/>
            <text:p text:style-name="P4">What services were affected?</text:p>
            <text:p text:style-name="P4"/>
            <text:p text:style-name="P2">Microsoft estimated that approximately 8.5 million Windows devices were directly affected by the CrowdStrike logic error flaw. That's less than 1% of Microsoft's global Windows install base.</text:p>
            <text:p text:style-name="P2"/>
            <text:p text:style-name="P2"/>
            <text:p text:style-name="P2">But, despite the small percentage of the <text:soft-page-break/>overall Windows install base, the systems affected were those running critical operations. Services affected include the following.</text:p>
            <text:p text:style-name="P2"/>
            <text:p text:style-name="P2"/>
            <text:p text:style-name="P5">Airlines and airports</text:p>
            <text:p text:style-name="P2"/>
            <text:p text:style-name="P2">The outage grounded thousands of flights worldwide, leading to significant delays and cancellations of more than 10,000 flights around the world. In the United States, affected airlines included Delta, United and American Airlines. These airlines were forced to cancel hundreds of flights until systems were restored. Globally, multiple airlines and airports were affected, including KLM, Porter Airlines, Toronto Pearson International Airport, Zurich Airport and Amsterdam Schiphol Airport.</text:p>
            <text:p text:style-name="P2"/>
            <text:p text:style-name="P2"/>
            <text:p text:style-name="P5">Public transit</text:p>
            <text:p text:style-name="P2"/>
            <text:p text:style-name="P2">Public transit in multiple cities was affected, including Chicago, Cincinnati, Minneapolis, New York City and Washington, D.C.</text:p>
            <text:p text:style-name="P2"/>
            <text:p text:style-name="P5">Healthcare</text:p>
            <text:p text:style-name="P2"/>
            <text:p text:style-name="P2">Hospitals and healthcare clinics around the world faced significant disruptions in appointment systems, leading to delays <text:soft-page-break/>and cancellations. Some states also reported 911 emergency services being affected, including Alaska, Indiana and New Hampshire.</text:p>
            <text:p text:style-name="P2"/>
            <text:p text:style-name="P5">Financial services</text:p>
            <text:p text:style-name="P2"/>
            <text:p text:style-name="P2">Online banking systems and financial institutions around the world were affected by the outage. Multiple payment platforms were directly affected, and there were individuals who did not get their paychecks when expected.</text:p>
            <text:p text:style-name="P2"/>
            <text:p text:style-name="P5">Media and broadcasting</text:p>
            <text:p text:style-name="P2"/>
            <text:p text:style-name="P2">Multiple media and broadcast outlets around the world, including British broadcaster Sky News, were taken off the air by the outage.</text:p>
            <text:p text:style-name="P2"/>
            <text:p text:style-name="P4">Legal fallout</text:p>
            <text:p text:style-name="P2"/>
            <text:p text:style-name="P2">In the aftermath of the CrowdStrike incident there has been some legal fallout, including the following:</text:p>
            <text:p text:style-name="P2"/>
            <text:p text:style-name="P5">Shareholder class action lawsuit</text:p>
            <text:p text:style-name="P2"/>
            <text:p text:style-name="P2">The lawsuit alleges CrowdStrike made false and misleading statements about the adequacy of its software testing procedures. The suit claims the CrowdStrike share price declined after the incident. As a result, the class action <text:soft-page-break/>suit is looking for damages on behalf of investors who held CrowdStrike shares between Nov. 29, 2023, and July 29, 2024.</text:p>
            <text:p text:style-name="P2"/>
            <text:p text:style-name="P5">Delta Air Lines lawsuit</text:p>
            <text:p text:style-name="P2"/>
            <text:p text:style-name="P2">Delta Air Lines filed a lawsuit against CrowdStrike on Oct. 25, 2024, over the outage that grounded thousands of flights and cost the airline approximately $500 million. Delta accuses the cybersecurity firm of negligence and causing a catastrophe. While Delta was not the only airline affected by this global IT outage, it was slower than other airlines to recover. </text:p>
            <text:p text:style-name="P2"/>
            <text:p text:style-name="P2"/>
            <text:p text:style-name="P2">In response to this lawsuit, CrowdStrike sued Delta, saying they were not responsible for the mass flight cancellations. In the suit, CrowdStrike said any damages Delta suffered after the outage was primarily the result of "Delta's own negligence."</text:p>
            <text:p text:style-name="P2"/>
            <text:p text:style-name="P4">Why Apple and Linux were not affected</text:p>
            <text:p text:style-name="P2"/>
            <text:p text:style-name="P2">CrowdStrike's software doesn't just run on Microsoft Windows; it also runs on Apple's macOS and the Linux OS.</text:p>
            <text:p text:style-name="P2"/>
            <text:p text:style-name="P2"/>
            <text:p text:style-name="P2">But the July outage only affected <text:soft-page-break/>Microsoft Windows. The root cause of the outage was a faulty sensor configuration update that specifically affected Windows systems. The channel file 291 update was never issued to macOS or Linux systems as the update deals with named pipe execution that only occurs on the Microsoft Windows OS.</text:p>
            <text:p text:style-name="P2"/>
            <text:p text:style-name="P2"/>
            <text:p text:style-name="P2">The way that the Falcon sensor integrates as a Windows kernel process is also not the same in macOS or Linux. Those OSes have different integration points to limit potential risk.</text:p>
            <text:p text:style-name="P2"/>
            <text:p text:style-name="P2"/>
            <text:p text:style-name="P2">However, there was a reported incident in June from Linux vendor Red Hat, where the Falcon sensor -- running as an eBPF program in Linux -- triggered a kernel panic. In Linux, a kernel panic is a type of crash, though typically not as dramatic as BSOD. That issue was resolved without Red Hat reporting any major incidents.</text:p>
            <text:p text:style-name="P2"/>
            <text:p text:style-name="P2"/>
            <text:p text:style-name="P4">How long will it take businesses to recover from this outage?</text:p>
            <text:p text:style-name="P2"/>
            <text:p text:style-name="P2">CrowdStrike itself was able to identify and deploy a fix for the issue in 79 minutes. While CrowdStrike quickly <text:soft-page-break/>identified and deployed a fix for the issue, the recovery process for businesses is complex and time-consuming. Among the issues is that, once the problematic update was installed, the underlying Windows OS would trigger BSOD, rendering the system inoperative using the normal boot process.</text:p>
            <text:p text:style-name="P2"/>
            <text:p text:style-name="P2"/>
            <text:p text:style-name="P2">IT administrators had to manually boot affected systems into Safe Mode or the Windows Recovery Environment to delete the problematic channel file 291 and restore normal operations. That process is labor-intensive, especially for organizations with many affected devices. In some cases, the process also required physical access to each machine, adding further time and effort to the process.</text:p>
            <text:p text:style-name="P2"/>
            <text:p text:style-name="P2"/>
            <text:p text:style-name="P2"/>
            <text:p text:style-name="P2">Some businesses were able to apply the fix within a few days. However, the process was not straightforward for all, particularly those with extensive IT infrastructure and encrypted drives. The use of the Microsoft Windows BitLocker encryption technology by some organizations made it significantly more time-consuming to recover as BitLocker recovery keys were required.</text:p>
            <text:p text:style-name="P2"><text:soft-page-break/></text:p>
            <text:p text:style-name="P2"/>
            <text:p text:style-name="P2">It was initially estimated that it could potentially take months for some organizations to entirely recover all affected systems from the outage. As of July 29, 2024, CrowdStrike reported that approximately 99% of affected Windows sensors were back online.</text:p>
            <text:p text:style-name="P2"/>
            <text:p text:style-name="P2"/>
            <text:p text:style-name="P2"/>
            <text:p text:style-name="P4">Hackers take advantage of outage</text:p>
            <text:p text:style-name="P2"/>
            <text:p text:style-name="P2">While the outage was not due to a cyberattack, threat actors have taken advantage of the incident.</text:p>
            <text:p text:style-name="P2"/>
            <text:p text:style-name="P2">According to a blog post from CrowdStrike, the security vendor has received reports of the following malicious activity:</text:p>
            <text:p text:style-name="P2"/>
            <text:p text:style-name="P2">Phishing emails sent to customers posing as CrowdStrike support. Fake phone calls impersonating CrowdStrike staff. Selling scripts claiming to automate recovery from the botched update. Posing as independent researchers saying the outage was due to a cyberattack and offering remediation insights.</text:p>
            <text:p text:style-name="P2"/>
            <text:p text:style-name="P2"/>
            <text:p text:style-name="P2"/>
            <text:p text:style-name="P2"><text:soft-page-break/>CISA urges individuals and organizations to only follow instructions from legitimate sources and avoid opening suspicious emails and links.</text:p>
            <text:p text:style-name="P2"/>
            <text:p text:style-name="P2"/>
            <text:p text:style-name="P4">How can businesses be better prepared for tech outages?</text:p>
            <text:p text:style-name="P2"/>
            <text:p text:style-name="P2">The CrowdStrike Windows outage highlighted the vulnerabilities of modern society's heavy reliance on technology. While system backups and automated processes are essential, having manual procedures in place can significantly enhance business continuity during tech outages.</text:p>
          </table:table-cell>
          <table:table-cell table:style-name="Table1.B1" office:value-type="string">
            <text:p text:style-name="P15">Объяснение с<text:span text:style-name="T20">б</text:span>оя системы CrowdStrike: Что послужило причиной и что дальше.</text:p>
            <text:p text:style-name="P7"/>
            <text:p text:style-name="P7">Обновление CrowdStrike привело к массовому выходу из строя миллионов систем на Windows. Важнейшие сервис и бизнес операции были прерваны, раскрывая риски зависимости от технологий.</text:p>
            <text:p text:style-name="P7"/>
            <text:p text:style-name="P7">Возможно самый массовый сбой IT систем в истории был вызван неудачным обновлением программного обеспечения от компании по информационной безопасности CrowdStrike, <text:span text:style-name="T2">что повлияло на миллионы систем на Windows по всему миру. Страховые компании оценивают общие потери 500 Американских компаний 5.6 миллиарда долларов.</text:span></text:p>
            <text:p text:style-name="P7"/>
            <text:p text:style-name="P8">Сбой произошел 19 июля 2024 года, коггда миллионы систем на Windows выходили из строя, показывая всем известный синий экран смерти.</text:p>
            <text:p text:style-name="P8"/>
            <text:p text:style-name="P8">CrowdStrike – виновник сбоя – поставщик защитного программного обеспечения, основной технологией которого является платформа Falcon, поторая способствует защите систем против потенциальных угроз, делая ставку на минимизацию кибер угроз.</text:p>
            <text:p text:style-name="P8"><text:soft-page-break/></text:p>
            <text:p text:style-name="P8">Во многих отношениях, сбой был настоящим воплощением страхов пользователей конца предыдущего века из-за Y2K бага. В случае с Y2K страх заключался в том, что баг в программном обеспечении вызовет широкомаштабный выход из строя цифровых систем. Хоть <text:span text:style-name="T3">и провал </text:span>CrowdStrike <text:span text:style-name="T3">не был случаем Y2K, он все еще был проблемой программного обеспечения, которая действительно привела к массовому срыву в маштабе не виданному ранее.</text:span></text:p>
            <text:p text:style-name="P8"/>
            <text:p text:style-name="P9"><text:span text:style-name="T1">Что привело к сбою</text:span>?</text:p>
            <text:p text:style-name="P9"/>
            <text:p text:style-name="P9">Платформа CrowdStrike Falcon широко используется различными организациями в разных индустриях. Повсеместное распространение технологии компании CrowdStrike и интеграция во множество важнейших систем преумножило эффект.</text:p>
            <text:p text:style-name="P9"/>
            <text:p text:style-name="P9">Сбой <text:span text:style-name="T4">не был виной Microsoft Windows напрямую, скорее ошибкой в CrowdStrike Falcon, которая вызнала проблему.</text:span></text:p>
            <text:p text:style-name="P9"/>
            <text:p text:style-name="P10">Falcon привязывается к Microsoft Windows OS как <text:span text:style-name="T5">процесс ядра Windows. Процесс имеет высокие привелегии, позволяющие Falcon просматривать операции в реальном времени по всей </text:span><text:soft-page-break/><text:span text:style-name="T5">опреационной системе. Произошла ошибка в логике сенсора Falcon версии 7.11, приводящая ее вылету. В следствии того, что Приложение тесно интегрировано в ядро операционной системы, это привело к вылету всей системы Windows и синему экрану смерти.</text:span></text:p>
            <text:p text:style-name="P10"/>
            <text:p text:style-name="P11">Ошибка в CrowdStrike Falcon была внутри обновления конфигурации сенсора. Сенсор регулярно обновляется, иногда несколько раз в день, чтобы предоставить пользвователям защиту от угроз.</text:p>
            <text:p text:style-name="P11"/>
            <text:p text:style-name="P17"><text:span text:style-name="T6">Обновление с ошибкой содержало файл, который CrowdStrike называет канальный файл, которыйы специально предоставляется конфигурационные обновления для поведенческой защиты. Канальный файл 291 был обновлением, который должен был помочь </text:span><text:bookmark text:name="tw-target-text"/><text:span text:style-name="T7">улучшить способ оценки Falcon выполнения именованного канала в Microsoft Windows. </text:span><text:span text:style-name="T8">Именованные каналы — это обычный тип коммуниционного механизма для общения между процессами на Microsoft Windows.</text:span></text:p>
            <text:p text:style-name="P17"><text:span text:style-name="T8"/></text:p>
            <text:p text:style-name="P18"><text:span text:style-name="T8">И</text:span><text:span text:style-name="T7">з-за канального файла 291, CrowdStrike случайно допустил ошибку в логике, которая привела к вылету сенсора Falcon и, в следствии, системы Windows, в которую он был </text:span><text:soft-page-break/><text:span text:style-name="T7">интегрирован.</text:span></text:p>
            <text:p text:style-name="P18"><text:span text:style-name="T7"/></text:p>
            <text:p text:style-name="P18"><text:span text:style-name="T7">Ошибка не во всех версияъ канального файла 291. Проблемная версия это канальный файл </text:span><text:span text:style-name="T9">291 (C-00000291*.sys) с временной меткой <text:s/>2024-07-19 0409 UTC. Канальный файл 291 с временной меткой <text:s/>2024-07-19 0527 UTC или позже не имеет ошибки в логике. Ко времени, когда CrowdStrike заметил ошибку и обратило изменения назад. Но для многих пользователей откат был произведен слишком поздно, так как они уже обновили систему, что привело к синему экрану смерти и невозможности использовать ОС.</text:span></text:p>
            <text:p text:style-name="P18"><text:span text:style-name="T9"/></text:p>
            <text:p text:style-name="P18"><text:span text:style-name="T9">Учитывая как логическая ошибка появилась в сенсоре Falcon, проблема лежала в провале процесса разработки компании CrowdStrike. </text:span><text:span text:style-name="T10">24 июля 2024 г. компания опубликовала предварительный отчет после инцидента (PIR). По данным PIR, в компоненте Content Validator CrowdStrike, используемом для проверки целостности обновления контента быстрого реагирования, была обнаружена ошибка. Этот недостаток позволил ошибочной версии файла канала 291 пройти проверку, даже несмотря на то, что в нем была ошибка.</text:span></text:p>
            <text:p text:style-name="P18"><text:span text:style-name="T10"/></text:p>
            <text:p text:style-name="P18"><text:span text:style-name="T10"/></text:p>
            <text:p text:style-name="P19"><text:span text:style-name="T10">6 августа CrowdStrike предоставил </text:span><text:soft-page-break/><text:span text:style-name="T10">детали о том, как была представлена ошибка, с 12 листами анализирующего отчета о корневой причине ошибки. Отчет объявнил, что частью причины ошибки было несовпадение чисел введенных в IPC шаблонный тип использованный для обновления канального файла 291 <text:s/>и фактические введенные данных от кода сенсора. IPC шаблонный тип определяет 21 вводных полей, но сенсор кода предоставил только 20. Проверка границ рабочего массива не была указана в интерпритаторе контента и валидатор контента содержал логическую ошибку. Условия, котор</text:span><text:span text:style-name="T11">ые</text:span><text:span text:style-name="T10"> привели к этим ошибкам </text:span><text:span text:style-name="T11">были исправлены CrowdStrike после 19 июля 2024 года. Проверка границ добавлена в систему 25 июля 2024, когда обновление, которое проверяет число фактических вводов, </text:span><text:span text:style-name="T12">попал в разработку 27 июля 2024 года.</text:span></text:p>
            <text:p text:style-name="P19"><text:span text:style-name="T12"/></text:p>
            <text:p text:style-name="P20"><text:span text:style-name="T17">Как CrowStrike намеревается предотвратить будущие инцеденты</text:span><text:span text:style-name="T10">.</text:span></text:p>
            <text:p text:style-name="P20"><text:span text:style-name="T10"/></text:p>
            <text:p text:style-name="P28">23 сентябля 2024 года CrowdStrike дал показания на слушаниях в Палате представителей США, проведенных Подкомитетом Палаты представителей по кибербезопасности и защите инфраструктуры</text:p>
            <text:p text:style-name="P20"><text:span text:style-name="T10"/></text:p>
            <text:p text:style-name="P20"><text:span text:style-name="T10">Во время вещания, Адам Мэйерс, старший зам диреткор </text:span><text:soft-page-break/><text:span text:style-name="T10">противоборструющих операций в CrowdStrike, принес извенения конгрессу за сбой. Мэйерс прояснил, что сбой произошел не ввиду кибер атаки, а скорее в результате обновления быстрого реагирования, направленного на устранение новых угроз.</text:span></text:p>
            <text:p text:style-name="P20"><text:span text:style-name="T10"/></text:p>
            <text:p text:style-name="P28">Во время слушания, Мэйерс, привел делати, как CrowdStrike изменил процуду обновления содержимого, чтобы предотвратить подобные инцеденты в будущем</text:p>
            <text:p text:style-name="P20"><text:span text:style-name="T10"/></text:p>
            <text:p text:style-name="P28">Теперь обновления обрабатываются как обновления кода, со внешним тестированиям и фазовой реализацией.</text:p>
            <text:p text:style-name="P28">Новая система концентрических кольц для вывода выкатывания обновлений была реализована.</text:p>
            <text:p text:style-name="P28">Теперь пользователи могут выбрать их уровень применения обновлений: ранний доступ, общий доступ или задержанный. </text:p>
            <text:p text:style-name="P20"><text:span text:style-name="T10"/></text:p>
            <text:p text:style-name="P34">На какие службы пострадали?</text:p>
            <text:p text:style-name="P20"><text:span text:style-name="T10"/></text:p>
            <text:p text:style-name="P20"><text:span text:style-name="T10">Microfost оценивают, что приблизительно 8.5 миллионов устройств на Windows напрямую пострадали от логической ошибки CrowdStrike. Это менее 1% всего </text:span><text:span text:style-name="T13">рынка пользователей Microsoft Windows.</text:span></text:p>
            <text:p text:style-name="P20"><text:span text:style-name="T13"/></text:p>
            <text:p text:style-name="P21"><text:span text:style-name="T10">Но, несмотря на низкиц процент от всех </text:span><text:soft-page-break/><text:span text:style-name="T10">пользователей Wiindows , системы, которые пострадали, были теми, что выполняли критически важные операции. Следующие службы пострадали.</text:span></text:p>
            <text:p text:style-name="P21"><text:span text:style-name="T10"/></text:p>
            <text:p text:style-name="P29">Авиалинии и аэропорты</text:p>
            <text:p text:style-name="P21"><text:span text:style-name="T10"/></text:p>
            <text:p text:style-name="P29">Сбой отменил тысячи рейсов по всему миру, что привело к значительном задержскам и отменам более 10000 рейсов по всему миру. <text:s/>В Американский Штатах, пострадавшие авиалинии включают Delta и United and American Airlines. Эти авилинии были вынуждены отменить сотни рейсов пока система не была восстановлена. Глобально, многочисленные авилинии и аэропорты пострадали, включая KLM, Porter Airlines, Toronto Pearson International Airport, Zurich Airport и Amsterdam Schiphol Airport.</text:p>
            <text:p text:style-name="P21"><text:span text:style-name="T10"/></text:p>
            <text:p text:style-name="P29">Публичный транспорт</text:p>
            <text:p text:style-name="P21"><text:span text:style-name="T10"/></text:p>
            <text:p text:style-name="P22"><text:span text:style-name="T13">Публичный транспорт в нескольких городах пострадал, Чикаго, </text:span><text:span text:style-name="T12">Цинциннати, Миннеаполис, Нью-Йорк и Вашингтон, округ Колумбия.</text:span></text:p>
            <text:p text:style-name="P21"><text:span text:style-name="T12"/></text:p>
            <text:p text:style-name="P29">Службы здравоохранения.</text:p>
            <text:p text:style-name="P21"><text:span text:style-name="T10"/></text:p>
            <text:p text:style-name="P21"><text:span text:style-name="T10">Боль</text:span><text:span text:style-name="T14">ницы и поликнилики по всему миру столнулись с серьезным сбоем в системе записи, что привело к их задержкам и </text:span><text:soft-page-break/><text:span text:style-name="T14">отменам. Некоторые штаты также отменили, что 911 службы срочной помощи также пострадали, включая Аляску, Индиану и Нью Хэмсвил.</text:span></text:p>
            <text:p text:style-name="P21"><text:span text:style-name="T14"/></text:p>
            <text:p text:style-name="P30">Финансовые службы.</text:p>
            <text:p text:style-name="P23"><text:span text:style-name="T10"/></text:p>
            <text:p text:style-name="P30">Службы онлайн банков и финансовой инфаструктуры по всему миру пострадали из-за сбоя. Множество систем оплаты пострадали напрямую, а также были лица, кто не смог получить зарплату по срокам.</text:p>
            <text:p text:style-name="P23"><text:span text:style-name="T10"/></text:p>
            <text:p text:style-name="P30">Медиа и прямые эфиры.</text:p>
            <text:p text:style-name="P23"><text:span text:style-name="T10"/></text:p>
            <text:p text:style-name="P30">Множество потоков медиа <text:s/>и прямых эфиров по всему миру, включая Британсий эфир sky News, вышли с эфира из-за сбоя.</text:p>
            <text:p text:style-name="P23"><text:span text:style-name="T10"/></text:p>
            <text:p text:style-name="P30">Юридический последствия</text:p>
            <text:p text:style-name="P23"><text:span text:style-name="T10"/></text:p>
            <text:p text:style-name="P30">В результате инфидента CrowdStrike были некоторые юридические последствия включающие:</text:p>
            <text:p text:style-name="P23"><text:span text:style-name="T10"/></text:p>
            <text:p text:style-name="P30">Коллекцивный иск акционеров</text:p>
            <text:p text:style-name="P23"><text:span text:style-name="T10"/></text:p>
            <text:p text:style-name="P23"><text:span text:style-name="T10">Иск </text:span><text:span text:style-name="T15">утверждает, что CrowStrike привел неправдивые и вводящие в заблужления заявления о достаточности тестирования программного обеспечения. Иск утверждает, что акции CrowStrike снизились после инфидента. В </text:span><text:soft-page-break/><text:span text:style-name="T15">результате, коллетивный иск ищет урон со стороны инвесторов, кто владел акциями с 29 ноябля 2023 до 29 июля 2024 года.</text:span></text:p>
            <text:p text:style-name="P23"><text:span text:style-name="T15"/></text:p>
            <text:p text:style-name="P35">Иск Delta Air Lines</text:p>
            <text:p text:style-name="P6"><text:span text:style-name="T15"/></text:p>
            <text:p text:style-name="P36">Delta Air Line подали иск против CrowdStrike в 25 октябля 2024 года за сбой, который отменил тысячи рейсов и стоит аэролинии приблизительно 500 миллионов долларов. Delta обвиняет фирму кибербезопасности <text:s/>в халатности и приченении катастрофы. Хоть Delta не была единственной авиалинией пострадавшей от глобального IT сбоя, она восстанавливалась медленнее остальных. </text:p>
            <text:p text:style-name="P12"><text:span text:style-name="T18"/></text:p>
            <text:p text:style-name="P12"><text:span text:style-name="T18">CrowStrike подал ответный иск Delta, утверждая, что они не ответственны за массовую отмену рейсов. В иске CrowStrike утверждает, что любой урон, </text:span><text:span text:style-name="T19">который</text:span><text:span text:style-name="T18"> Delta получила поле сбоя, был по больше</text:span><text:span text:style-name="T19">й мере результатом собственной халатности Delta.</text:span></text:p>
            <text:p text:style-name="P12"><text:span text:style-name="T19"/></text:p>
            <text:p text:style-name="P37">Почему Apple и Linux не пострадали</text:p>
            <text:p text:style-name="P13"><text:span text:style-name="T18"/></text:p>
            <text:p text:style-name="P37">Пограммное обеспечение CrowStrike не просто используется на Microsoft Windows; оно так же используется на macOS и Linux OS.</text:p>
            <text:p text:style-name="P23"><text:span text:style-name="T10"/></text:p>
            <text:p text:style-name="P24"><text:span text:style-name="T10">Но в июле сбой повлиял только на </text:span><text:soft-page-break/><text:span text:style-name="T10">Microsoft Windows. Основной причиной сбоя был неисправная конфигурация сенсора, которая повлияла специфично на системы Windows. Обновления канального файла 291 никогда не вышел на macOS или Linux, как так обновление направлено на именованное канально исполнение, которое присунствуте только на Windows OS. </text:span></text:p>
            <text:p text:style-name="P24"><text:span text:style-name="T10"/></text:p>
            <text:p text:style-name="P31">Обновление, которое сенсор Falson интегрирует как процесс ядра Windows не такой же как на macOS или Linux. Эти ОС имеют разные точки интеграции, чтобы избежать потенциальные риски.</text:p>
            <text:p text:style-name="P24"><text:span text:style-name="T10"/></text:p>
            <text:p text:style-name="P31">Однако, были отчеты об инцедентах в июне от Linux продавца Red Hat, когда сенсор Falcon, работающий как eBPF программа на Linux, вызвало панику ядра. На Linux, паница ядра — это тип сбоя, хотя и типично не настолько драмманичный, как синий экран смерти. Эта проблема была решена без отчетов Red Hat о каких-либо больших инцедентах.</text:p>
            <text:p text:style-name="P24"><text:span text:style-name="T10"/></text:p>
            <text:p text:style-name="P32">Как долго бизнесы будут восстанавливаться после сбоя?</text:p>
            <text:p text:style-name="P25"><text:span text:style-name="T10"/></text:p>
            <text:p text:style-name="P25"><text:span text:style-name="T10">Сам CrowStrike смог обнаружить и выкатить исправление пробелы в течении 79 минут. Хоть CrowdStrike </text:span><text:soft-page-break/><text:span text:style-name="T10">быстро обнаружил и выкатил исправление для проблемы, процессы восстановления для бизнеса сложные и занимаю много времени. Среди проблем есть факт того, что виновное обновление было установлено, Windows Os под ним вызывало синий экран смерти, что приводило к неопрерируемой системе используя обычный процесс запуска. </text:span></text:p>
            <text:p text:style-name="P25"><text:span text:style-name="T10"/></text:p>
            <text:p text:style-name="P25"><text:span text:style-name="T10">IT администрация должна была вручную запускить пострадавшие системы в Безопасный режим или Windows Recovery Environment, чтобы удалить проблемный канальный файл 291 и восстановить обычные операции. Этот процесс трудоемкий, </text:span><text:span text:style-name="T16">особенно для организаций с множеством пострадавших устройств. В некоторых случая, процесс также требует физиреского доступа к каждой машине, добавляя большие временные и трудовые затраты.</text:span></text:p>
            <text:p text:style-name="P25"><text:span text:style-name="T16"/></text:p>
            <text:p text:style-name="P26"><text:span text:style-name="T10">Некоторые бизнесы смогли применить исправление к течении нескольких дней. Однако, процесс был совсем не прямолинейный, кокретно для широкой IT инфраструктуры и зашифрованных дисков. Использование шифрования <text:s/>Microsoft Windows BitLocker некоторыми организациями сделало это значительно более трудоемким процессов, так как были необходимы </text:span><text:soft-page-break/><text:span text:style-name="T10">ключи восстановление BitLocked</text:span></text:p>
            <text:p text:style-name="P25"><text:span text:style-name="T10"/></text:p>
            <text:p text:style-name="P33">Изначально оценивалось, что потенциально это могло потредовать месяцы для некоторых организаций полностью восстановить все пострадавшие от сбоя системы. На момент 29 июля 2024 года CrowdStrike заявил, что приблизительно 99% пострадавших сенсоров Windows вернулись в работу.</text:p>
            <text:p text:style-name="P26"><text:span text:style-name="T10"/></text:p>
            <text:p text:style-name="P33">Хакеры воспользовались сбоем</text:p>
            <text:p text:style-name="P26"><text:span text:style-name="T10"/></text:p>
            <text:p text:style-name="P33">Хоть сбой был не в результате кибер атаки, злоумышленники воспользовались инфидентом.</text:p>
            <text:p text:style-name="P26"><text:span text:style-name="T10"/></text:p>
            <text:p text:style-name="P33">Согласно записи на странице блока от CrowStrike, они получили жалобы по следующей подозрительной активности:</text:p>
            <text:p text:style-name="P26"><text:span text:style-name="T10"/></text:p>
            <text:p text:style-name="P26"><text:span text:style-name="T10"/></text:p>
            <text:p text:style-name="P33">Фишинговые электронные письма, отправленные клиентам, выдающим себя за службу поддержки CrowdStrike. Ложные телефонные звонки от имени сотрудников CrowdStrike. Продажа скриптов, претендующих на автоматизацию восстановления после неудачного обновления. Выдавая себя за независимых исследователей, заявляя, что сбой произошел из-за кибератаки, и предлагая идеи по устранению проблем.</text:p>
            <text:p text:style-name="P26"><text:span text:style-name="T10"/></text:p>
            <text:p text:style-name="P33"><text:soft-page-break/>CISA призывает частных лиц и организации следовать инструкциям только из законных источников и избегать открытия подозрительных электронных писем и ссылок.</text:p>
            <text:p text:style-name="P26"><text:span text:style-name="T10"/></text:p>
            <text:p text:style-name="P33">Как бизнесы могу лучше подготовится к техническим сбоям?</text:p>
            <text:p text:style-name="P26"><text:span text:style-name="T10"/></text:p>
            <text:p text:style-name="P26"><text:span text:style-name="T10">CrowStrike Windows сбой показал уязвимость современной зависимости общества на технологии. Хоть резервные копии системы и автоматические процессы важны, использование ручных процедур на мерсте может значительно расширить непрерывность бизнесы в течение технических сбоев.</text:span><text:span text:style-name="T10"/></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imes Newer Roman" svg:font-family="'Times Newer 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1:25:44.912954987</meta:creation-date>
    <dc:date>2024-11-07T15:10:18.024747495</dc:date>
    <meta:editing-duration>PT2H25M41S</meta:editing-duration>
    <meta:editing-cycles>5</meta:editing-cycles>
    <meta:generator>LibreOffice/24.2.5.2$Linux_X86_64 LibreOffice_project/420$Build-2</meta:generator>
    <meta:document-statistic meta:table-count="1" meta:image-count="0" meta:object-count="0" meta:page-count="13" meta:paragraph-count="121" meta:word-count="3417" meta:character-count="23724" meta:non-whitespace-character-count="20398"/>
  </office:meta>
</office:document-meta>
</file>